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ource Sans Pro" svg:font-family="'Source Sans Pro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474747" style:font-name="Source Sans Pr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ROGRAMMING AND SCRIPTING PROJECT</text:p>
      <text:p text:style-name="Preformatted_20_Text"/>
      <text:p text:style-name="Preformatted_20_Text">FISHER'S IRIS DATA SET</text:p>
      <text:p text:style-name="Preformatted_20_Text"/>
      <text:p text:style-name="Preformatted_20_Text">to-do list:</text:p>
      <text:p text:style-name="Preformatted_20_Text"/>
      <text:p text:style-name="Preformatted_20_Text">07/04/2020</text:p>
      <text:p text:style-name="Preformatted_20_Text">Iris.csv file downloaded and added to the project</text:p>
      <text:p text:style-name="Preformatted_20_Text"/>
      <text:p text:style-name="Preformatted_20_Text">Data set online research:</text:p>
      <text:p text:style-name="Preformatted_20_Text"/>
      <text:p text:style-name="P1"><text:span text:style-name="T1">The iris data set consists of 50 samples of each of three types of iris flowers (setosa, versicolor and virginica) – 150 in total. For each of the type the following measurements were taken – sepal length, sepal width, petal length and petal width, that is four measurements in to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ource Sans Pro" svg:font-family="'Source Sans Pro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4-08T01:31:02.34</dc:date>
    <meta:generator>OpenOffice/4.1.5$Win32 OpenOffice.org_project/415m1$Build-9789</meta:generator>
    <meta:document-statistic meta:table-count="0" meta:image-count="0" meta:object-count="0" meta:page-count="1" meta:paragraph-count="7" meta:word-count="73" meta:character-count="434"/>
    <meta:editing-duration>PT7M39S</meta:editing-duration>
    <meta:editing-cycles>1</meta:editing-cycles>
  </office:meta>
</office:document-meta>
</file>